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93247" officeooo:paragraph-rsid="00093247"/>
    </style:style>
    <style:style style:name="P2" style:family="paragraph" style:parent-style-name="Title">
      <style:text-properties officeooo:rsid="00093247" officeooo:paragraph-rsid="00093247"/>
    </style:style>
    <style:style style:name="P3" style:family="paragraph" style:parent-style-name="Text_20_body">
      <style:text-properties officeooo:paragraph-rsid="00093247"/>
    </style:style>
    <style:style style:name="P4" style:family="paragraph" style:parent-style-name="Text_20_body">
      <style:text-properties officeooo:paragraph-rsid="000bf99f"/>
    </style:style>
    <style:style style:name="P5" style:family="paragraph" style:parent-style-name="Heading_20_1">
      <style:text-properties officeooo:rsid="00093247" officeooo:paragraph-rsid="00093247"/>
    </style:style>
    <style:style style:name="P6" style:family="paragraph" style:parent-style-name="Heading_20_2">
      <style:text-properties officeooo:rsid="00093247" officeooo:paragraph-rsid="00093247"/>
    </style:style>
    <style:style style:name="P7" style:family="paragraph" style:parent-style-name="Heading_20_2">
      <style:text-properties officeooo:rsid="000bf99f" officeooo:paragraph-rsid="000bf99f"/>
    </style:style>
    <style:style style:name="P8" style:family="paragraph" style:parent-style-name="Heading_20_3">
      <style:text-properties officeooo:rsid="000f1e25" officeooo:paragraph-rsid="000f1e25"/>
    </style:style>
    <style:style style:name="P9" style:family="paragraph" style:parent-style-name="Text_20_body">
      <style:text-properties officeooo:paragraph-rsid="000bf99f"/>
    </style:style>
    <style:style style:name="P10" style:family="paragraph" style:parent-style-name="Text_20_body" style:list-style-name="L2"/>
    <style:style style:name="T1" style:family="text">
      <style:text-properties officeooo:rsid="00093247"/>
    </style:style>
    <style:style style:name="T2" style:family="text">
      <style:text-properties officeooo:rsid="000bf99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TS Malware Scan</text:p>
      <text:p text:style-name="P1">Scan: Nmap -sV –script=smtp-strangeport<text:tab/><text:tab/><text:tab/><text:tab/> <text:s text:c="4"/>Number of Infected Ports: <text:bookmark text:name="tp"/><text:s/></text:p>
      <text:p text:style-name="P1"/>
      <text:p text:style-name="P1"/>
      <text:h text:style-name="P5" text:outline-level="1">Executive Summary:</text:h>
      <text:p text:style-name="P3"><text:span text:style-name="T1">We are pleased to announce the successful completion of your malware scan. The results have been meticulously documented in the scan results section of this report. </text:span>This comprehensive scan was specifically focused on identifying SMTP services operating on non-standard ports, which can be an indicator of compromised systems or potential malware infection. The results of the scan are detailed in th<text:span text:style-name="T2">e “Scan Results” section</text:span>, highlighting the specific ports that may be infected with malware. Following this, it is crucial to proceed to the "Remediation" section, which provides step-by-step guidance on addressing and mitigating the identified issues.</text:p>
      <text:h text:style-name="P6" text:outline-level="2">Appendix:</text:h>
      <text:h text:style-name="P6" text:outline-level="2" text:is-list-header="true">SMTP (Simple Mail Transfer Protocol):</text:h>
      <text:p text:style-name="P3"><text:span text:style-name="T1">The simple mail transfer protocol is like </text:span>the postman of the internet – responsible for sending your emails from your email client, like Outlook or Gmail, to the recipient's email server. Just as a postman knows the route to deliver your letters to the right mailbox, SMTP knows the path to send your email to the correct server. Once it reaches the recipient's server, another protocol takes over to deliver the email to the recipient's inbox. Simply put, SMTP is what makes it possible for you to send out emails into the digital world.</text:p>
      <text:h text:style-name="P7" text:outline-level="2">SMTP Malware:</text:h>
      <text:p text:style-name="P4">SMTP malware refers to malicious software that exploits the email sending process. Imagine if a virus attached itself to a letter you sent through the post office, and when the person opens the letter at the other end, the virus spreads into their house. Similarly, SMTP malware can hitch a ride on emails, and when those emails are opened, the malware can infect the recipient's computer. This kind of malware can do various harmful things, from stealing personal information to sending out spam emails from the infected computer. It’s like a bad bug in an email that can spread by pretending to be part of normal email traffic.</text:p>
      <text:p text:style-name="P4"/>
      <text:h text:style-name="P7" text:outline-level="2">Scan Results:</text:h>
      <text:p text:style-name="P4"><text:bookmark text:name="description"/><text:s/></text:p>
      <text:h text:style-name="P8" text:outline-level="3">Infected Ports:</text:h>
      <text:p text:style-name="P4"><text:bookmark text:name="port1"/><text:s/></text:p>
      <text:p text:style-name="P4"><text:bookmark text:name="port2"/><text:s/></text:p>
      <text:p text:style-name="P4"><text:bookmark text:name="port3"/><text:soft-page-break/><text:s/></text:p>
      <text:p text:style-name="P4"><text:bookmark text:name="port4"/><text:s/></text:p>
      <text:p text:style-name="P4"><text:bookmark text:name="port5"/><text:s/></text:p>
      <text:p text:style-name="P4"><text:bookmark text:name="port6"/><text:s/></text:p>
      <text:p text:style-name="P4"><text:bookmark text:name="port7"/><text:s/></text:p>
      <text:p text:style-name="P4"><text:bookmark text:name="port8"/><text:s/></text:p>
      <text:p text:style-name="P4"><text:bookmark text:name="port9"/><text:s/></text:p>
      <text:p text:style-name="P4"><text:bookmark text:name="port10"/></text:p>
      <text:h text:style-name="P7" text:outline-level="2">Remediation:</text:h>
      <text:p text:style-name="P4">To address potential security threats identified in your system, please follow these remediation steps carefully:</text:p>
      <text:list text:style-name="L2">
        <text:list-item>
          <text:p text:style-name="P10"><text:span text:style-name="Strong_20_Emphasis"><text:span text:style-name="T4">Download Malwarebytes</text:span></text:span><text:span text:style-name="T4">:</text:span> Visit the official Malwarebytes website at <text:a xlink:type="simple" xlink:href="https://www.malwarebytes.com/" office:target-frame-name="_new" xlink:show="replace" text:style-name="Internet_20_link" text:visited-style-name="Visited_20_Internet_20_Link">https://www.malwarebytes.com/</text:a> and download the latest version of Malwarebytes antivirus software. Ensure you are downloading from the official site to avoid counterfeit software.</text:p>
        </text:list-item>
        <text:list-item>
          <text:p text:style-name="P10"><text:span text:style-name="Strong_20_Emphasis"><text:span text:style-name="T4">Install the Software</text:span></text:span><text:span text:style-name="T4">: </text:span>Once the download is complete, open the installer and follow the on-screen instructions to install Malwarebytes on your system. This typically involves agreeing to the terms, selecting an installation directory, and clicking the 'Install' button.</text:p>
        </text:list-item>
        <text:list-item>
          <text:p text:style-name="P10"><text:span text:style-name="Strong_20_Emphasis"><text:span text:style-name="T4">Run a Full System Scan</text:span></text:span>: After installation, open Malwarebytes and select the 'Scan' option. Choose the 'Full Scan' mode to perform a comprehensive check of all files and programs on your computer. This scan can take some time, depending on the size of your hard drive and the number of files to be checked.</text:p>
        </text:list-item>
        <text:list-item>
          <text:p text:style-name="P10"><text:span text:style-name="Strong_20_Emphasis"><text:span text:style-name="T4">Review the Scan Results</text:span></text:span>: Once the scan is complete, review the results presented by Malwarebytes. If any threats are detected, the software will list them, and you can then choose to quarantine or remove the offending items.</text:p>
        </text:list-item>
        <text:list-item>
          <text:p text:style-name="P10"><text:span text:style-name="Strong_20_Emphasis"><text:span text:style-name="T4">Follow Additional Instructions</text:span></text:span>: If malware is found, Malwarebytes may recommend additional steps to fully remove the infection. Follow any additional instructions provided by the software to ensure your system is clean.</text:p>
        </text:list-item>
        <text:list-item>
          <text:p text:style-name="P10"><text:span text:style-name="Strong_20_Emphasis"><text:span text:style-name="T4">Regularly Update and Scan</text:span></text:span>: Keep Malwarebytes updated with the latest malware definitions, and schedule regular scans to ensure your system remains clean. Staying vigilant is key to maintaining the security of your system.</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23:55:35.202642915</meta:creation-date>
    <dc:date>2024-03-22T01:40:41.222904157</dc:date>
    <meta:editing-duration>PT20M24S</meta:editing-duration>
    <meta:editing-cycles>3</meta:editing-cycles>
    <meta:generator>LibreOffice/24.2.0.3$Linux_X86_64 LibreOffice_project/420$Build-3</meta:generator>
    <meta:document-statistic meta:table-count="0" meta:image-count="0" meta:object-count="0" meta:page-count="2" meta:paragraph-count="29" meta:word-count="567" meta:character-count="3644" meta:non-whitespace-character-count="3081"/>
  </office:meta>
</office:document-meta>
</file>